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officeooo:rsid="00122e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. Adolescente de maravillosa belleza que fue amado por Afrodita. Muerto por un jabalí, la diosa convirtió su sangre en flores. Al ver la desolación de ella, Júpiter concedió a Adonis el privilegio de permanecer cada año seis meses sobre la Tierra. El mito es de origen semita y alude a los ciclos de la muerte y renacimiento de las fuerzas de la naturaleza.</text:p>
      <text:p text:style-name="Standard">7. Personificación simbólica de las luchas atléticas y de los concursos de todo género. Era representado de diversas formas, pero una de las más conocidas se refería a un joven dios atleta desnudo, con un gallo en las manos.</text:p>
      <text:p text:style-name="Standard">3. AFRODITA</text:p>
      <text:p text:style-name="Standard">5 Los despojos de la virilidad de este último flotaron largo tiempo sobre las aguas produciendo una espuma de la cual nació una virgen: Afrodita Anadiomena. De la espuma, pues, brotó una doncella que llegó primero a la isla Vitera y luego a Chipre rodeada de olas; allí saltó a tierra la veneranda y bella diosa y bajo sus menudos pies florecía la mullida hierba.</text:p>
      <text:p text:style-name="Standard">6. AGÓN</text:p>
      <text:p text:style-name="Standard">4. Diosa resplandeciente de la belleza, encarnación del amor carnal y la más popular de todas las divinidades de la mitología griega. Según Homero, fue hija de Zeus y de Dione mientras que para Hesíodo la diosa nació en el mar, cuando Cronos mutiló a su padre Urano.</text:p>
      <text:p text:style-name="Standard">1. ADONI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 fo:font-family="'Trebuchet M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5T18:35:34.10</meta:creation-date>
    <dc:date>2014-02-25T20:40:18.920000000</dc:date>
    <meta:editing-duration>PT7M3S</meta:editing-duration>
    <meta:editing-cycles>4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7" meta:word-count="222" meta:character-count="1238" meta:non-whitespace-character-count="1023"/>
  </office:meta>
</office:document-meta>
</file>